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Title" style:master-page-name="Standard">
      <style:paragraph-properties fo:text-align="center" style:justify-single-word="false" style:page-number="1" fo:break-before="auto" fo:break-after="auto"/>
    </style:style>
    <style:style style:name="P3" style:family="paragraph" style:parent-style-name="Heading_20_2">
      <style:paragraph-properties fo:text-align="center" style:justify-single-word="false" fo:break-before="auto" fo:break-aft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y2926yzdqr"/>Professional Contacts</text:p>
      <text:p text:style-name="P3"><text:bookmark text:name="_ffwyo6cr2tmm"/>Coroner - Igor</text:p>
      <text:p text:style-name="P1"/>
      <text:p text:style-name="P3"><text:bookmark text:name="_unf2yxmvkla6"/>Documents and Forgery Expert - Teemer &amp; Spoole</text:p>
      <text:p text:style-name="P1"/>
      <text:p text:style-name="P3"><text:bookmark text:name="_yvcpzpi3o7cs"/>Legal Expert - Maycomb &amp; Slant</text:p>
      <text:p text:style-name="P1"/>
      <text:p text:style-name="P3"><text:bookmark text:name="_rgngtk1laed1"/>Magical Expert - Unseen University</text:p>
      <text:p text:style-name="P1"/>
      <text:p text:style-name="P3"><text:bookmark text:name="_hhn5cnafjbro"/>Political Expert - Lady Brasxia</text:p>
      <text:p text:style-name="P1"/>
      <text:p text:style-name="P3"><text:bookmark text:name="_ucevj7a71k03"/>Rubbish and Refuse Expert - Harry King</text:p>
      <text:p text:style-name="P1"/>
      <text:p text:style-name="P3"><text:bookmark text:name="_2sdqwrsad563"/>Traffic and Surveillance Division - Fred Colon</text:p>
      <text:p text:style-name="P1"/>
      <text:p text:style-name="P3"><text:bookmark text:name="_z58jklp3fjz3"/>Watch Forensic Alchemist - Cheri Littlebottom</text:p>
      <text:p text:style-name="P1"/>
      <text:p text:style-name="P3"><text:bookmark text:name="_ygd25dh9m2f6"/>Weapons Expert - Burleigh &amp; StrongInTheAr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55" meta:character-count="347" meta:non-whitespace-character-count="302"/>
    <meta:generator>LibreOfficeDev/6.0.5.2$Linux_X86_64 LibreOffice_project/</meta:generator>
  </office:meta>
</office:document-meta>
</file>